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5-08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5-04-1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4-08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4-04-0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3-08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3-04-1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2-10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2-04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1-09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1-04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0-09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20-04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9-09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9-04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8-09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8-04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7-09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7-04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6-12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6-09-1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6-04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5-09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5-04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4-09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4-04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3-09-0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3-04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2-09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2-04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1-09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1-04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8-09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8-04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2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11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1-01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6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30076465501</text:p>
          </table:table-cell>
          <table:table-cell office:value-type="string" calcext:value-type="string">
            <text:p>PG De <text:s/>21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30" meta:object-count="0"/>
    <meta:user-defined meta:name="AppVersion">3.0</meta:user-defined>
  </office:meta>
</office:document-meta>
</file>